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5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paragraph-properties style:text-autospace="none"/>
      <style:text-properties fo:font-size="16pt" style:font-size-asian="16pt" style:font-size-complex="16pt"/>
    </style:style>
    <style:style style:name="P5" style:family="paragraph">
      <style:paragraph-properties style:text-autospace="none"/>
      <style:text-properties fo:font-size="16pt" style:font-size-asian="16pt" style:font-family-complex="'Times New Roman'" style:font-family-generic-complex="roman" style:font-pitch-complex="variable" style:font-size-complex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style:use-window-font-color="true"/>
    </style:style>
    <style:style style:name="P8" style:family="paragraph">
      <style:text-properties fo:color="#17365d" fo:font-family="Arial" style:font-family-generic="swiss" style:font-pitch="variable" fo:font-size="16pt" style:font-size-asian="16pt" style:font-family-complex="Arial" style:font-family-generic-complex="swiss" style:font-pitch-complex="variable" style:font-size-complex="16pt"/>
    </style:style>
    <style:style style:name="P9" style:family="paragraph">
      <style:text-properties fo:color="#000000"/>
    </style:style>
    <style:style style:name="P10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16pt" style:font-size-asian="16pt" style:font-size-complex="16pt"/>
    </style:style>
    <style:style style:name="T7" style:family="text">
      <style:text-properties fo:color="#0000ff" fo:font-size="16pt" style:font-size-asian="16pt" style:font-size-complex="16pt"/>
    </style:style>
    <style:style style:name="T8" style:family="text">
      <style:text-properties fo:color="#000066" fo:font-size="16pt" style:font-size-asian="16pt" style:font-size-complex="16pt"/>
    </style:style>
    <style:style style:name="T9" style:family="text">
      <style:text-properties fo:color="#17365d" fo:font-family="Arial" style:font-family-generic="swiss" style:font-pitch="variable" fo:font-size="16pt" style:font-size-asian="16pt" style:font-family-complex="Arial" style:font-family-generic-complex="swiss" style:font-pitch-complex="variable" style:font-size-complex="16pt"/>
    </style:style>
    <style:style style:name="T10" style:family="text">
      <style:text-properties style:use-window-font-color="true" fo:font-family="Arial" style:font-family-generic="swiss" style:font-pitch="variable" fo:font-size="16pt" style:font-size-asian="16pt" style:font-family-complex="Arial" style:font-family-generic-complex="swiss" style:font-pitch-complex="variable" style:font-size-complex="16pt"/>
    </style:style>
    <style:style style:name="T11" style:family="text">
      <style:text-properties fo:color="#548dd4" fo:font-family="Arial" style:font-family-generic="swiss" style:font-pitch="variable" fo:font-size="16pt" style:font-size-asian="16pt" style:font-family-complex="Arial" style:font-family-generic-complex="swiss" style:font-pitch-complex="variable" style:font-size-complex="1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6.908cm" presentation:class="title" presentation:user-transformed="true">
          <draw:text-box>
            <text:p>VHDL/Verilog intro &amp; Tooling</text:p>
          </draw:text-box>
        </draw:frame>
        <draw:frame presentation:style-name="pr2" draw:text-style-name="P2" draw:layer="layout" svg:width="26.67cm" svg:height="12.18cm" svg:x="-1.778cm" svg:y="12.446cm" presentation:class="outline" presentation:user-transformed="true">
          <draw:text-box>
            <text:list text:style-name="L2">
              <text:list-header>
                <text:p text:style-name="P1"><text:span text:style-name="T1">prepared for</text:span><text:span text:style-name="T2"> </text:span><text:span text:style-name="T2"><text:a xlink:href="http://hackerspace.gr/wiki/Programable_Logic_Lessons" xlink:type="simple">Programmable Logic Lessons</text:a></text:span><text:span text:style-name="T2"> / </text:span><text:span text:style-name="T2"><text:a xlink:href="http://hackerspace.gr/wiki/PLD_Workshop_04_06_2013" xlink:type="simple">1.2</text:a></text:span><text:span text:style-name="T2"> </text:span><text:span text:style-name="T3">by </text:span><text:span text:style-name="T3"><text:a xlink:href="http://hackerspace.gr/wiki/User:Skmp" xlink:type="simple">~skmp</text:a></text:span></text:p>
                <text:p text:style-name="P1"><text:span text:style-name="T4">Kindly hosted by </text:span><text:span text:style-name="T4"><text:a xlink:href="http://hackerspace.gr/" xlink:type="simple">hackerspace.gr</text:a>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DL</text:p>
          </draw:text-box>
        </draw:frame>
        <draw:frame presentation:style-name="pr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a xlink:href="http://en.wikipedia.org/wiki/Hardware_description_language" xlink:type="simple">Hardware Description Language</text:a></text:p>
                <text:list>
                  <text:list-item>
                    <text:p>Initially used to describe and simulate</text:p>
                  </text:list-item>
                  <text:list-item>
                    <text:p>As transistors became smaller (thus cheaper) synthesis became more popular</text:p>
                    <text:list>
                      <text:list-item>
                        <text:p>Some companies still do a lot of manual work (eg, Intel)</text:p>
                      </text:list-item>
                    </text:list>
                  </text:list-item>
                </text:list>
              </text:list-item>
              <text:list-item>
                <text:p>History</text:p>
                <text:list>
                  <text:list-item>
                    <text:p>ISPL/ISPS – first attempts (DEC, 70s)</text:p>
                  </text:list-item>
                  <text:list-item>
                    <text:p>KARL/ABL (University of Kaiserslautern, EU)</text:p>
                    <text:list>
                      <text:list-item>
                        <text:p>Became popular for PLDs</text:p>
                      </text:list-item>
                      <text:list-item>
                        <text:p>Extended to VLSI in 80s</text:p>
                      </text:list-item>
                    </text:list>
                  </text:list-item>
                  <text:list-item>
                    <text:p>Verilog</text:p>
                    <text:list>
                      <text:list-item>
                        <text:p>Introduced in 85, by Gateway Design Automation</text:p>
                      </text:list-item>
                      <text:list-item>
                        <text:p>First “modern”, designed for synthesis</text:p>
                      </text:list-item>
                      <text:list-item>
                        <text:p>Similar with C syntax</text:p>
                      </text:list-item>
                      <text:list-item>
                        <text:p>Popular with designs in the USA</text:p>
                      </text:list-item>
                    </text:list>
                  </text:list-item>
                  <text:list-item>
                    <text:p>VHDL</text:p>
                    <text:list>
                      <text:list-item>
                        <text:p>Initiated by DoD in 87</text:p>
                      </text:list-item>
                      <text:list-item>
                        <text:p>Syntax inspired from Ada</text:p>
                      </text:list-item>
                      <text:list-item>
                        <text:p>Popular in 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“Levels”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HDL/Verilog</text:p>
                <text:list>
                  <text:list-item>
                    <text:p>High level .. well kind of</text:p>
                  </text:list-item>
                </text:list>
              </text:list-item>
              <text:list-item>
                <text:p><text:a xlink:href="http://en.wikipedia.org/wiki/Register_transfer_language" xlink:type="simple">RTL</text:a></text:p>
                <text:list>
                  <text:list-item>
                    <text:p>Low level “assembly” for synchronous digital logic</text:p>
                  </text:list-item>
                  <text:list-item>
                    <text:p>Describes data movement between abstract registers</text:p>
                  </text:list-item>
                </text:list>
              </text:list-item>
              <text:list-item>
                <text:p><text:a xlink:href="http://en.wikipedia.org/wiki/Netlist" xlink:type="simple">Netlist</text:a></text:p>
                <text:list>
                  <text:list-item>
                    <text:p>Connection level</text:p>
                  </text:list-item>
                  <text:list-item>
                    <text:p>Describes connections between parts (transistors, etc)</text:p>
                  </text:list-item>
                  <text:list-item>
                    <text:p>Lowest l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DL vs Typical programm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rdware works in parallel</text:p>
                <text:list>
                  <text:list-item>
                    <text:p>You have concurrent and sequential logic</text:p>
                  </text:list-item>
                  <text:list-item>
                    <text:p>There are also time based constructs</text:p>
                    <text:list>
                      <text:list-item>
                        <text:p>Do x after y time</text:p>
                      </text:list-item>
                      <text:list-item>
                        <text:p>Most of these aren't synthesizable</text:p>
                      </text:list-item>
                    </text:list>
                  </text:list-item>
                </text:list>
                <text:p/>
              </text:list-item>
              <text:list-item>
                <text:p>You can't debug, not in the same way anyway</text:p>
                <text:list>
                  <text:list-item>
                    <text:p>You can simulate your design and stare at the waveforms</text:p>
                    <text:list>
                      <text:list-item>
                        <text:p>Feels pretty primitive if you're used to rich debugging too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HDL Example<text:line-break/><text:span text:style-name="T1">(I'm sleepy, show me some code nao)</text:span></text:p>
          </draw:text-box>
        </draw:frame>
        <draw:frame draw:style-name="gr2" draw:text-style-name="P6" draw:layer="layout" svg:width="11.564cm" svg:height="14.303cm" svg:x="8.248cm" svg:y="5.778cm">
          <draw:text-box>
            <text:p text:style-name="P4"><text:span text:style-name="T1">-- (this is a VHDL comment)</text:span></text:p>
            <text:p text:style-name="P4"><text:span text:style-name="T1"><text:s/></text:span></text:p>
            <text:p text:style-name="P4"><text:span text:style-name="T1">-- import std_logic from the IEEE library</text:span></text:p>
            <text:p text:style-name="P4"><text:span text:style-name="T5">library</text:span><text:span text:style-name="T6"> </text:span><text:span text:style-name="T7">IEEE</text:span><text:span text:style-name="T8">;</text:span></text:p>
            <text:p text:style-name="P4"><text:span text:style-name="T5">use</text:span><text:span text:style-name="T6"> </text:span><text:span text:style-name="T7">IEEE</text:span><text:span text:style-name="T6">.</text:span><text:span text:style-name="T7">std_logic_1164</text:span><text:span text:style-name="T6">.</text:span><text:span text:style-name="T5">all</text:span><text:span text:style-name="T8">;</text:span></text:p>
            <text:p text:style-name="P4"><text:span text:style-name="T1"><text:s/></text:span></text:p>
            <text:p text:style-name="P4"><text:span text:style-name="T1">-- this is the entity</text:span></text:p>
            <text:p text:style-name="P4"><text:span text:style-name="T5">entity</text:span><text:span text:style-name="T6"> ANDGATE </text:span><text:span text:style-name="T5">is</text:span></text:p>
            <text:p text:style-name="P4"><text:span text:style-name="T6"><text:s text:c="2"/></text:span><text:span text:style-name="T5">port</text:span><text:span text:style-name="T6"> </text:span><text:span text:style-name="T8">(</text:span><text:span text:style-name="T6"> </text:span></text:p>
            <text:p text:style-name="P4"><text:span text:style-name="T6"><text:s text:c="4"/></text:span><text:span text:style-name="T6">I1 </text:span><text:span text:style-name="T8">:</text:span><text:span text:style-name="T6"> </text:span><text:span text:style-name="T5">in</text:span><text:span text:style-name="T6"> </text:span><text:span text:style-name="T7">std_logic</text:span><text:span text:style-name="T8">;</text:span></text:p>
            <text:p text:style-name="P4"><text:span text:style-name="T6"><text:s text:c="4"/></text:span><text:span text:style-name="T6">I2 </text:span><text:span text:style-name="T8">:</text:span><text:span text:style-name="T6"> </text:span><text:span text:style-name="T5">in</text:span><text:span text:style-name="T6"> </text:span><text:span text:style-name="T7">std_logic</text:span><text:span text:style-name="T8">;</text:span></text:p>
            <text:p text:style-name="P4"><text:span text:style-name="T6"><text:s text:c="4"/></text:span><text:span text:style-name="T6">O <text:s/></text:span><text:span text:style-name="T8">:</text:span><text:span text:style-name="T6"> </text:span><text:span text:style-name="T5">out</text:span><text:span text:style-name="T6"> </text:span><text:span text:style-name="T7">std_logic</text:span><text:span text:style-name="T8">);</text:span></text:p>
            <text:p text:style-name="P4"><text:span text:style-name="T5">end</text:span><text:span text:style-name="T6"> </text:span><text:span text:style-name="T5">entity</text:span><text:span text:style-name="T6"> ANDGATE</text:span><text:span text:style-name="T8">;</text:span></text:p>
            <text:p text:style-name="P4"><text:span text:style-name="T1"><text:s/></text:span></text:p>
            <text:p text:style-name="P4"><text:span text:style-name="T1">-- this is the architecture</text:span></text:p>
            <text:p text:style-name="P4"><text:span text:style-name="T5">architecture</text:span><text:span text:style-name="T6"> RTL </text:span><text:span text:style-name="T5">of</text:span><text:span text:style-name="T6"> ANDGATE </text:span><text:span text:style-name="T5">is</text:span></text:p>
            <text:p text:style-name="P4"><text:span text:style-name="T1">begin</text:span></text:p>
            <text:p text:style-name="P4"><text:span text:style-name="T6"><text:s text:c="2"/></text:span><text:span text:style-name="T6">O </text:span><text:span text:style-name="T8">&lt;=</text:span><text:span text:style-name="T6"> I1 </text:span><text:span text:style-name="T8">and</text:span><text:span text:style-name="T6"> I2</text:span><text:span text:style-name="T8">;</text:span></text:p>
            <text:p text:style-name="P4"><text:span text:style-name="T5">end</text:span><text:span text:style-name="T6"> </text:span><text:span text:style-name="T5">architecture</text:span><text:span text:style-name="T6"> RTL</text:span><text:span text:style-name="T8">;</text:span></text:p>
            <text:p text:style-name="P4"><text:span text:style-name="T8"/></text:p>
            <text:p text:style-name="P4"><text:span text:style-name="T8">– </text:span><text:span text:style-name="T8"><text:a xlink:href="http://en.wikipedia.org/wiki/VHDL" xlink:type="simple">More examples at wikipedia</text:a></text:span></text:p>
            <text:p text:style-name="P5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rilog Example<text:line-break/><text:span text:style-name="T1">(I'm sleepy, show me some code nao)</text:span></text:p>
          </draw:text-box>
        </draw:frame>
        <draw:frame draw:style-name="gr2" draw:text-style-name="P4" draw:layer="layout" svg:width="11.564cm" svg:height="13.78cm" svg:x="8.248cm" svg:y="5.778cm">
          <draw:text-box>
            <text:p><text:span text:style-name="T9">module</text:span><text:span text:style-name="T10"> AND2gate(A, B, F);</text:span></text:p>
            <text:p text:style-name="P7"><text:span text:style-name="T1"/></text:p>
            <text:p><text:span text:style-name="T10"><text:s text:c="3"/></text:span><text:span text:style-name="T11">input</text:span><text:span text:style-name="T10"> A;</text:span></text:p>
            <text:p><text:span text:style-name="T10"><text:s text:c="3"/></text:span><text:span text:style-name="T11">input</text:span><text:span text:style-name="T10"> B;</text:span></text:p>
            <text:p><text:span text:style-name="T10"><text:s text:c="3"/></text:span><text:span text:style-name="T11">output</text:span><text:span text:style-name="T10"> F;</text:span></text:p>
            <text:p text:style-name="P7"><text:span text:style-name="T1"><text:tab/></text:span></text:p>
            <text:p><text:span text:style-name="T10"><text:s text:c="3"/></text:span><text:span text:style-name="T11">assign</text:span><text:span text:style-name="T10"> F = A &amp; B;</text:span></text:p>
            <text:p text:style-name="P7"><text:span text:style-name="T1"/></text:p>
            <text:p text:style-name="P8"><text:span text:style-name="T1">Endmodule</text:span></text:p>
            <text:p text:style-name="P8"><text:span text:style-name="T1"/></text:p>
            <text:p text:style-name="P9"><text:span text:style-name="T1">//http://en.wikipedia.org/wiki/Verilog for mo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ot all code is synthesiz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nthesizable means that it can be actually implemented in fpga/vlsi</text:p>
                <text:list>
                  <text:list-item>
                    <text:p>Some parts of the language are just for documentation/verification/simulation</text:p>
                  </text:list-item>
                  <text:list-item>
                    <text:p><text:a xlink:href="http://www.cs.unc.edu/~lastra/Courses/Verilog/talk/html/SynthSubset.html" xlink:type="simple">A pretty complete list here</text:a></text:p>
                  </text:list-item>
                </text:list>
              </text:list-item>
              <text:list-item>
                <text:p>We will only care for the synthesizable part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definitions</text:p>
          </draw:text-box>
        </draw:frame>
        <draw:frame presentation:style-name="pr5" draw:layer="layout" svg:width="25.199cm" svg:height="12.179cm" svg:x="2.233cm" svg:y="4.572cm" presentation:class="outline" presentation:user-transformed="true">
          <draw:text-box>
            <text:list text:style-name="L2">
              <text:list-item>
                <text:p>Top level design</text:p>
                <text:list>
                  <text:list-item>
                    <text:p>The main “entity” of the design. During the synthesis, all required submodules will be synthesized.</text:p>
                    <text:list>
                      <text:list-item>
                        <text:p>ANYTHING not directly referenced will be REMOVED (optimized-out)</text:p>
                      </text:list-item>
                    </text:list>
                  </text:list-item>
                </text:list>
              </text:list-item>
              <text:list-item>
                <text:p>Schematic</text:p>
                <text:list>
                  <text:list-item>
                    <text:p>A diagram with connections</text:p>
                  </text:list-item>
                </text:list>
              </text:list-item>
              <text:list-item>
                <text:p>Symbol</text:p>
                <text:list>
                  <text:list-item>
                    <text:p>The image shown for a part on the schematic</text:p>
                  </text:list-item>
                </text:list>
              </text:list-item>
              <text:list-item>
                <text:p>Ucf</text:p>
                <text:list>
                  <text:list-item>
                    <text:p>User Constrains file. Used to map pin names to pin i/o on xilinx I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Verilog structure</text:p>
          </draw:text-box>
        </draw:frame>
        <draw:frame presentation:style-name="pr5" draw:layer="layout" svg:width="25.199cm" svg:height="12.179cm" svg:x="2.233cm" svg:y="4.572cm" presentation:class="outline" presentation:user-transformed="true">
          <draw:text-box>
            <text:list text:style-name="L2">
              <text:list-item>
                <text:p>Wire</text:p>
                <text:list>
                  <text:list-item>
                    <text:p>A connection (like a wire)</text:p>
                  </text:list-item>
                </text:list>
              </text:list-item>
              <text:list-item>
                <text:p>Register</text:p>
                <text:list>
                  <text:list-item>
                    <text:p>Buffered output</text:p>
                  </text:list-item>
                </text:list>
              </text:list-item>
              <text:list-item>
                <text:p>Module</text:p>
                <text:list>
                  <text:list-item>
                    <text:p>A block of logic with inputs and outputs</text:p>
                  </text:list-item>
                </text:list>
              </text:list-item>
              <text:list-item>
                <text:p>Always blocks</text:p>
                <text:list>
                  <text:list-item>
                    <text:p>Logic that gets updated when the input changes</text:p>
                  </text:list-item>
                  <text:list-item>
                    <text:p>Two assignment operators, = (blocking) and &lt;= (non-blocking, updates on next cycle)</text:p>
                  </text:list-item>
                </text:list>
              </text:list-item>
              <text:list-item>
                <text:p>Assign</text:p>
                <text:list>
                  <text:list-item>
                    <text:p>Combinatorial logic</text:p>
                  </text:list-item>
                </text:list>
              </text:list-item>
              <text:list-item>
                <text:p>Basic operators</text:p>
                <text:list>
                  <text:list-item>
                    <text:p>&amp; | ^ ~ , &amp;&amp; ||, &lt; &gt; != ==, &lt;&lt; &gt;&gt; &lt;&lt;&lt; &gt;&gt;&gt;, much more</text:p>
                  </text:list-item>
                </text:list>
              </text:list-item>
              <text:list-item>
                <text:p><text:span text:style-name="T12"><text:a xlink:href="http://en.wikipedia.org/wiki/Verilog" xlink:type="simple">Wikipedia has a pretty good article :)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get Xilinx ISE installed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<text:a xlink:href="ftp://ftp.hsgr.awmn/upload" xlink:type="simple">ftp.hsgr.awmn/upload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Xilinx I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ke a basic project</text:p>
              </text:list-item>
              <text:list-item>
                <text:p>Add a source file</text:p>
              </text:list-item>
              <text:list-item>
                <text:p>Implement AND</text:p>
              </text:list-item>
              <text:list-item>
                <text:p>Use simulator</text:p>
              </text:list-item>
              <text:list-item>
                <text:p>Try to program it to <text:a xlink:href="http://papilio.cc/index.php?n=Papilio.Download" xlink:type="simple">papilio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 !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 text:style-name="P10">Next week we'll get into more into more complicated synchronous logic!</text:p>
                <text:p/>
                <text:p text:style-name="P10">Feel free to drop by #hsgr @ freenode</text:p>
                <text:p text:style-name="P10">... or the <text:a xlink:href="http://lists.hackerspace.gr/listinfo/discuss" xlink:type="simple">hsgr mailing list</text:a></text:p>
                <text:p text:style-name="P10">... and use the <text:a xlink:href="http://hackerspace.gr/wiki/Programable_Logic_Lessons" xlink:type="simple">wiki</text:a> !</text:p>
                <text:p text:style-name="P10"><text:span text:style-name="T13">(or, send direct feedback – skmp@emudev.org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TML_20_Preformatted" style:display-name="HTML Preformatted" style:family="graphic">
      <style:paragraph-properties fo:margin-left="0cm" fo:margin-right="0cm" fo:text-align="start" fo:text-indent="0cm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 style:language-asian="en" style:country-asian="US" style:font-family-complex="'Courier New'" style:font-family-generic-complex="modern" style:font-pitch-complex="fixed" style:font-size-complex="10pt" style:language-complex="ar" style:country-complex="SA"/>
    </style:style>
    <style:style style:name="HTML_20_Preformatted_20_Char" style:display-name="HTML Preformatted Char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co1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kw1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kw2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sy0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br0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kw3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8T18:42:10.87</meta:creation-date>
    <dc:date>2013-06-04T01:59:33.11</dc:date>
    <meta:editing-duration>PT6H56M12S</meta:editing-duration>
    <meta:editing-cycles>22</meta:editing-cycles>
    <meta:generator>LibreOffice/4.0.3.3$Windows_x86 LibreOffice_project/0eaa50a932c8f2199a615e1eb30f7ac74279539</meta:generator>
    <meta:document-statistic meta:object-count="69"/>
  </office:meta>
</office:document-meta>
</file>